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6701in"/>
    </style:style>
    <style:style style:name="TableColumn3" style:family="table-column">
      <style:table-column-properties style:column-width="4.8229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paragraph" style:list-style-name="LFO1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0" style:parent-style-name="spellingerror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53" style:parent-style-name="eop" style:family="text">
      <style:text-properties style:font-name="Calibri" style:font-name-complex="Calibri" fo:font-size="11pt" style:font-size-asian="11pt" style:font-size-complex="11pt"/>
    </style:style>
    <style:style style:name="P54" style:parent-style-name="paragraph" style:list-style-name="LFO1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5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5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57" style:parent-style-name="eop" style:family="text">
      <style:text-properties style:font-name="Calibri" style:font-name-complex="Calibri" fo:font-size="11pt" style:font-size-asian="11pt" style:font-size-complex="11pt"/>
    </style:style>
    <style:style style:name="P58" style:parent-style-name="paragraph" style:list-style-name="LFO1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9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1" style:parent-style-name="eop" style:family="text">
      <style:text-properties style:font-name="Calibri" style:font-name-complex="Calibri" fo:font-size="11pt" style:font-size-asian="11pt" style:font-size-complex="11pt"/>
    </style:style>
    <style:style style:name="P62" style:parent-style-name="paragraph" style:list-style-name="LFO2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63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5" style:parent-style-name="eop" style:family="text">
      <style:text-properties style:font-name="Calibri" style:font-name-complex="Calibri" fo:font-size="11pt" style:font-size-asian="11pt" style:font-size-complex="11pt"/>
    </style:style>
    <style:style style:name="P66" style:parent-style-name="paragraph" style:list-style-name="LFO2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67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6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9" style:parent-style-name="eop" style:family="text">
      <style:text-properties style:font-name="Calibri" style:font-name-complex="Calibri" fo:font-size="11pt" style:font-size-asian="11pt" style:font-size-complex="11pt"/>
    </style:style>
    <style:style style:name="P70" style:parent-style-name="paragraph" style:list-style-name="LFO2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7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7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3" style:parent-style-name="eop" style:family="text">
      <style:text-properties style:font-name="Calibri" style:font-name-complex="Calibri" fo:font-size="11pt" style:font-size-asian="11pt" style:font-size-complex="11pt"/>
    </style:style>
    <style:style style:name="P74" style:parent-style-name="paragraph" style:list-style-name="LFO2" style:family="paragraph">
      <style:paragraph-properties fo:text-align="justify"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75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7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7" style:parent-style-name="eop" style:family="text">
      <style:text-properties style:font-name="Calibri" style:font-name-complex="Calibri" fo:font-size="11pt" style:font-size-asian="11pt" style:font-size-complex="11pt"/>
    </style:style>
    <style:style style:name="P78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79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0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1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2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3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4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5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6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7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8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89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0" style:parent-style-name="Normal" style:list-style-name="LFO3" style:family="paragraph">
      <style:paragraph-properties fo:text-align="justify" style:vertical-align="baseline" fo:margin-bottom="0in" fo:line-height="100%" fo:margin-left="0.2083in" fo:background-color="#FFFFFF">
        <style:tab-stops>
          <style:tab-stop style:type="left" style:position="0.2381in"/>
        </style:tab-stops>
      </style:paragraph-properties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1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2" style:parent-style-name="Normal" style:family="paragraph">
      <style:paragraph-properties fo:text-align="justify" style:vertical-align="baseline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3" style:parent-style-name="Normal" style:family="paragraph">
      <style:paragraph-properties fo:text-align="center" style:vertical-align="baseline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94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olumn96" style:family="table-column">
      <style:table-column-properties style:column-width="2.1638in"/>
    </style:style>
    <style:style style:name="TableColumn97" style:family="table-column">
      <style:table-column-properties style:column-width="2.1645in"/>
    </style:style>
    <style:style style:name="TableColumn98" style:family="table-column">
      <style:table-column-properties style:column-width="2.1645in"/>
    </style:style>
    <style:style style:name="Table95" style:family="table">
      <style:table-properties style:width="6.493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Arial" fo:color="#333333" fo:font-size="12pt" style:font-size-asian="12pt" style:font-size-complex="12pt"/>
    </style:style>
    <style:style style:name="P106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333333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Description<text:s/></text:p>
          </table:table-cell>
        </table:table-row>
        <table:table-row table:style-name="TableRow9">
          <table:table-cell table:style-name="TableCell10">
            <text:p text:style-name="P11">Uber for food</text:p>
          </table:table-cell>
          <table:table-cell table:style-name="TableCell12">
            <text:p text:style-name="P13">Connecting people<text:s/>for food just like takeaway apps and<text:s/></text:p>
          </table:table-cell>
        </table:table-row>
        <table:table-row table:style-name="TableRow14">
          <table:table-cell table:style-name="TableCell15">
            <text:p text:style-name="P16">Bathtub curv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hone Cast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ortfoli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Bidding machine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ext based Game<text:s/></text:p>
          </table:table-cell>
          <table:table-cell table:style-name="TableCell37">
            <text:p text:style-name="P38">Story changing <text:s/>depending users choice <text:s/>google the dream lord<text:s/></text:p>
          </table:table-cell>
        </table:table-row>
        <table:table-row table:style-name="TableRow39">
          <table:table-cell table:style-name="TableCell40">
            <text:p text:style-name="P41">Online portfolio<text:s/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Antivirus AI based</text:p>
          </table:table-cell>
          <table:table-cell table:style-name="TableCell47">
            <text:p text:style-name="P48"/>
          </table:table-cell>
        </table:table-row>
      </table:table>
      <text:p text:style-name="Normal"/>
      <text:list text:style-name="LFO1" text:continue-numbering="true">
        <text:list-item>
          <text:p text:style-name="P49"><text:span text:style-name="T50">Loqua</text:span><text:span text:style-name="T51"> : </text:span><text:span text:style-name="T52">BlogSpot Website for potential underrated Writers ( development phrase)</text:span><text:span text:style-name="T53"> </text:span></text:p>
        </text:list-item>
        <text:list-item>
          <text:p text:style-name="P54"><text:span text:style-name="T55">CRISPR: </text:span><text:span text:style-name="T56">Studying and understanding the potential effect and ethics of CRISPR- Cas9</text:span><text:span text:style-name="T57"> </text:span></text:p>
        </text:list-item>
        <text:list-item>
          <text:p text:style-name="P58"><text:span text:style-name="T59">Shoppers: </text:span><text:span text:style-name="T60">Next gen shopping App (analysing phrase)</text:span><text:span text:style-name="T61"> </text:span></text:p>
        </text:list-item>
      </text:list>
      <text:list text:style-name="LFO2" text:continue-numbering="true">
        <text:list-item>
          <text:p text:style-name="P62"><text:span text:style-name="T63">Knights of Dark King: </text:span><text:span text:style-name="T64">Turn based tactical game (Idea gathering phrase)</text:span><text:span text:style-name="T65"> </text:span></text:p>
        </text:list-item>
        <text:list-item>
          <text:p text:style-name="P66"><text:span text:style-name="T67">Recruiters: </text:span><text:span text:style-name="T68">A platform for hiring free agent Gamers (research phrase)</text:span><text:span text:style-name="T69"> </text:span></text:p>
        </text:list-item>
        <text:list-item>
          <text:p text:style-name="P70"><text:span text:style-name="T71">Emulator-Z:</text:span><text:span text:style-name="T72"> An app for Xbox supporting mouse and keyboard (Studying phrase)</text:span><text:span text:style-name="T73"> </text:span></text:p>
        </text:list-item>
        <text:list-item>
          <text:p text:style-name="P74"><text:span text:style-name="T75">Damn-Head: </text:span><text:span text:style-name="T76">Android Card game (development phrase)</text:span><text:span text:style-name="T77"> </text:span></text:p>
        </text:list-item>
      </text:list>
      <text:p text:style-name="Normal"/>
      <text:p text:style-name="Normal"/>
      <text:list text:style-name="LFO3" text:continue-numbering="true">
        <text:list-item>
          <text:p text:style-name="P78">Voice based E-mail for the Blind</text:p>
        </text:list-item>
        <text:list-item>
          <text:p text:style-name="P79">Gesture based app to help people with speech problems<text:s/></text:p>
        </text:list-item>
        <text:list-item>
          <text:p text:style-name="P80">Intrusion detection with signatures<text:s/></text:p>
        </text:list-item>
        <text:list-item>
          <text:p text:style-name="P81">Network<text:s/>Security with voice<text:s/></text:p>
        </text:list-item>
        <text:list-item>
          <text:p text:style-name="P82">Credit card reader with face detection webcam?</text:p>
        </text:list-item>
        <text:list-item>
          <text:p text:style-name="P83">Computer forlder security with Bluetooth from phone<text:s/></text:p>
        </text:list-item>
        <text:list-item>
          <text:p text:style-name="P84">Recognition of Hand Movement for Paralytic Persons Based on a Neural Network</text:p>
        </text:list-item>
        <text:list-item>
          <text:p text:style-name="P85">ftp and vpn clients<text:s/></text:p>
        </text:list-item>
        <text:list-item>
          <text:p text:style-name="P86">encrypt side to side messaged on the messenger<text:s/></text:p>
        </text:list-item>
        <text:list-item>
          <text:p text:style-name="P87">bill splitter</text:p>
        </text:list-item>
        <text:list-item>
          <text:p text:style-name="P88">spoil blocker</text:p>
        </text:list-item>
        <text:list-item>
          <text:p text:style-name="P89">bitcoin miner</text:p>
        </text:list-item>
        <text:list-item>
          <text:p text:style-name="P90">Implementing nanobots into live cells</text:p>
        </text:list-item>
      </text:list>
      <text:p text:style-name="P91"/>
      <text:p text:style-name="P92"/>
      <text:p text:style-name="P93">Votes for project<text:s/></text:p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Paul</text:p>
          </table:table-cell>
          <table:table-cell table:style-name="TableCell102">
            <text:p text:style-name="P103">Tod</text:p>
          </table:table-cell>
          <table:table-cell table:style-name="TableCell104">
            <text:p text:style-name="P105">Abrar</text:p>
          </table:table-cell>
        </table:table-row>
      </table:table>
      <text:p text:style-name="P10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pellingerror" style:display-name="spellingerror" style:family="text" style:parent-style-name="DefaultParagraphFont"/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rar tajwar</meta:initial-creator>
    <dc:creator>abrar tajwar</dc:creator>
    <meta:creation-date>2019-09-01T13:24:00Z</meta:creation-date>
    <dc:date>2019-09-01T17:49:00Z</dc:date>
    <meta:template xlink:href="Normal" xlink:type="simple"/>
    <meta:editing-cycles>1</meta:editing-cycles>
    <meta:editing-duration>PT15900S</meta:editing-duration>
    <meta:document-statistic meta:page-count="1" meta:paragraph-count="2" meta:word-count="191" meta:character-count="1281" meta:row-count="9" meta:non-whitespace-character-count="1092"/>
  </office:meta>
</office:document-meta>
</file>